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f5e7"/>
    </style:style>
    <style:style style:name="P2" style:family="paragraph" style:parent-style-name="Standard">
      <style:text-properties officeooo:rsid="0003772a" officeooo:paragraph-rsid="0003772a"/>
    </style:style>
    <style:style style:name="P3" style:family="paragraph" style:parent-style-name="Standard">
      <style:text-properties officeooo:rsid="000993dc" officeooo:paragraph-rsid="000993dc"/>
    </style:style>
    <style:style style:name="P4" style:family="paragraph" style:parent-style-name="Standard">
      <style:text-properties officeooo:rsid="000993dc" officeooo:paragraph-rsid="0011c77b"/>
    </style:style>
    <style:style style:name="P5" style:family="paragraph" style:parent-style-name="Standard" style:list-style-name="L3">
      <style:text-properties officeooo:rsid="000993dc" officeooo:paragraph-rsid="0013c2ff"/>
    </style:style>
    <style:style style:name="P6" style:family="paragraph" style:parent-style-name="Standard">
      <style:text-properties officeooo:rsid="00108cfa" officeooo:paragraph-rsid="00108cfa"/>
    </style:style>
    <style:style style:name="P7" style:family="paragraph" style:parent-style-name="Standard" style:list-style-name="L1">
      <style:text-properties officeooo:rsid="00108cfa" officeooo:paragraph-rsid="00108cfa"/>
    </style:style>
    <style:style style:name="P8" style:family="paragraph" style:parent-style-name="Standard">
      <style:text-properties officeooo:rsid="0011c77b" officeooo:paragraph-rsid="0011c77b"/>
    </style:style>
    <style:style style:name="P9" style:family="paragraph" style:parent-style-name="Standard" style:list-style-name="L2">
      <style:text-properties officeooo:rsid="0011c77b" officeooo:paragraph-rsid="0011c77b"/>
    </style:style>
    <style:style style:name="P10" style:family="paragraph" style:parent-style-name="Standard">
      <style:text-properties officeooo:rsid="0013c2ff" officeooo:paragraph-rsid="0013c2ff"/>
    </style:style>
    <style:style style:name="P11" style:family="paragraph" style:parent-style-name="Standard" style:list-style-name="L3">
      <style:text-properties officeooo:rsid="0013c2ff" officeooo:paragraph-rsid="0013c2ff"/>
    </style:style>
    <style:style style:name="P12" style:family="paragraph" style:parent-style-name="Standard">
      <style:text-properties officeooo:rsid="0013ed53" officeooo:paragraph-rsid="0013ed53"/>
    </style:style>
    <style:style style:name="P13" style:family="paragraph" style:parent-style-name="Standard" style:list-style-name="L4">
      <style:text-properties officeooo:rsid="0013ed53" officeooo:paragraph-rsid="0013ed53"/>
    </style:style>
    <style:style style:name="P14" style:family="paragraph" style:parent-style-name="Standard" style:list-style-name="L4">
      <style:text-properties officeooo:rsid="0013ed53" officeooo:paragraph-rsid="001524ef"/>
    </style:style>
    <style:style style:name="P15" style:family="paragraph" style:parent-style-name="Standard" style:list-style-name="L6">
      <style:text-properties officeooo:rsid="0013ed53" officeooo:paragraph-rsid="0013ed53"/>
    </style:style>
    <style:style style:name="P16" style:family="paragraph" style:parent-style-name="Standard" style:list-style-name="L7">
      <style:text-properties officeooo:rsid="0013ed53" officeooo:paragraph-rsid="0013ed53"/>
    </style:style>
    <style:style style:name="P17" style:family="paragraph" style:parent-style-name="Standard">
      <style:text-properties officeooo:rsid="001524ef" officeooo:paragraph-rsid="001524ef"/>
    </style:style>
    <style:style style:name="P18" style:family="paragraph" style:parent-style-name="Standard" style:list-style-name="L8">
      <style:text-properties officeooo:rsid="001524ef" officeooo:paragraph-rsid="001524ef"/>
    </style:style>
    <style:style style:name="T1" style:family="text">
      <style:text-properties officeooo:rsid="0001f5e7"/>
    </style:style>
    <style:style style:name="T2" style:family="text">
      <style:text-properties officeooo:rsid="0004d20c"/>
    </style:style>
    <style:style style:name="T3" style:family="text">
      <style:text-properties officeooo:rsid="0009b0a4"/>
    </style:style>
    <style:style style:name="T4" style:family="text">
      <style:text-properties officeooo:rsid="0011c77b"/>
    </style:style>
    <style:style style:name="T5" style:family="text">
      <style:text-properties officeooo:rsid="000993dc"/>
    </style:style>
    <style:style style:name="T6" style:family="text">
      <style:text-properties officeooo:rsid="0013c2ff"/>
    </style:style>
    <style:style style:name="T7" style:family="text">
      <style:text-properties officeooo:rsid="001499c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sk 3<text:span text:style-name="T1">b</text:span> – <text:span text:style-name="T1">Evaluation</text:span></text:p>
      <text:p text:style-name="P1">how are we going to use our questions to do our evaluation? show elements of website with screenshots</text:p>
      <text:p text:style-name="P1"/>
      <text:p text:style-name="P2">List each asset <text:span text:style-name="T2">used </text:span><text:span text:style-name="T4">and </text:span><text:span text:style-name="T5">talk about validity and </text:span><text:span text:style-name="T4">reliability</text:span><text:span text:style-name="T5"> of assets.</text:span></text:p>
      <text:p text:style-name="P4"><text:span text:style-name="T4">T</text:span><text:span text:style-name="T3">alk about how it would be unethical to copy content (images, text) from competitors or AI.</text:span></text:p>
      <text:p text:style-name="P4"/>
      <text:p text:style-name="P10">Assets:</text:p>
      <text:list text:style-name="L3">
        <text:list-item>
          <text:p text:style-name="P5"><text:span text:style-name="T4">T</text:span>alk about the legal and ethical implication of the images used (copyright, do they need to be changed before deployment</text:p>
        </text:list-item>
        <text:list-item>
          <text:p text:style-name="P5"><text:span text:style-name="T6">S</text:span>hould the client use their own images for deployment)</text:p>
        </text:list-item>
        <text:list-item>
          <text:p text:style-name="P11">Include a picture of each asset; write about why it was selected; and write about why it was selected over others</text:p>
        </text:list-item>
      </text:list>
      <text:p text:style-name="P3"/>
      <text:p text:style-name="P6">Talk about how the solution should be secure and robust:</text:p>
      <text:list text:style-name="L1">
        <text:list-item>
          <text:p text:style-name="P7">should validate inputs:</text:p>
          <text:list>
            <text:list-item>
              <text:p text:style-name="P7">back-end validation for security</text:p>
            </text:list-item>
            <text:list-item>
              <text:p text:style-name="P7">front-end validation for user experience</text:p>
            </text:list-item>
          </text:list>
        </text:list-item>
        <text:list-item>
          <text:p text:style-name="P7">must use secure cookies/sessions</text:p>
        </text:list-item>
        <text:list-item>
          <text:p text:style-name="P7">use secure hashing (Argon2ID) for passwords</text:p>
        </text:list-item>
      </text:list>
      <text:p text:style-name="P6"/>
      <text:p text:style-name="P8">Talk about how the prototype could be developed further:</text:p>
      <text:list text:style-name="L2">
        <text:list-item>
          <text:p text:style-name="P9">add all required content</text:p>
        </text:list-item>
        <text:list-item>
          <text:p text:style-name="P9">any security that was included in the prototype</text:p>
        </text:list-item>
      </text:list>
      <text:p text:style-name="P8"/>
      <text:p text:style-name="P12">List each functional requirement:</text:p>
      <text:list text:style-name="L4">
        <text:list-item>
          <text:p text:style-name="P13">Was it met?</text:p>
        </text:list-item>
        <text:list-item>
          <text:p text:style-name="P13">How was it met?</text:p>
        </text:list-item>
        <text:list-item>
          <text:p text:style-name="P14">If not met, talk about why it wasn’t met, and mention it in further developments</text:p>
        </text:list-item>
      </text:list>
      <text:p text:style-name="P12">List each non-functional requirement:</text:p>
      <text:list text:continue-numbering="true" text:style-name="L4">
        <text:list-item>
          <text:p text:style-name="P13">Was it met?</text:p>
        </text:list-item>
        <text:list-item>
          <text:p text:style-name="P13">How was it met?</text:p>
        </text:list-item>
        <text:list-item>
          <text:p text:style-name="P14">If not met, talk about why it wasn’t met, and mention it in further developments</text:p>
        </text:list-item>
      </text:list>
      <text:p text:style-name="P12"/>
      <text:p text:style-name="P12">List each KPI:</text:p>
      <text:list text:style-name="L6">
        <text:list-item>
          <text:p text:style-name="P15">Was the KPI implemented?</text:p>
        </text:list-item>
        <text:list-item>
          <text:p text:style-name="P15">What is the KPI used for?</text:p>
        </text:list-item>
        <text:list-item>
          <text:p text:style-name="P15">If not met, mention it in further developments</text:p>
        </text:list-item>
      </text:list>
      <text:p text:style-name="P12"/>
      <text:p text:style-name="P12">List each item in the User Acceptance Criteria:</text:p>
      <text:list text:style-name="L7">
        <text:list-item>
          <text:p text:style-name="P16">Was every part of the UAC implemented?</text:p>
        </text:list-item>
        <text:list-item>
          <text:p text:style-name="P16">How well did it meet the UAC in Task 1a?</text:p>
        </text:list-item>
        <text:list-item>
          <text:p text:style-name="P16">If not met, talk about why it wasn’t met, and mention it in further developments <text:span text:style-name="T7">if necessary</text:span></text:p>
        </text:list-item>
      </text:list>
      <text:p text:style-name="P12"/>
      <text:p text:style-name="P17">Further developments:</text:p>
      <text:list text:style-name="L8">
        <text:list-item>
          <text:p text:style-name="P18">Talk about each way the prototype could be further developed</text:p>
        </text:list-item>
        <text:list-item>
          <text:p text:style-name="P18">What is the change that should be made?</text:p>
        </text:list-item>
        <text:list-item>
          <text:p text:style-name="P18">What is it for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9:25:45.773956099</meta:creation-date>
    <dc:date>2026-02-12T11:47:42.926823531</dc:date>
    <meta:editing-duration>PT2H21M27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37" meta:word-count="317" meta:character-count="1699" meta:non-whitespace-character-count="1443"/>
  </office:meta>
</office:document-meta>
</file>